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09c72d" officeooo:paragraph-rsid="0009c72d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09c72d" officeooo:paragraph-rsid="0009c72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c9211e" loext:opacity="100%" style:font-name="arial" fo:font-weight="bold" officeooo:rsid="0009c72d" officeooo:paragraph-rsid="0009c72d" style:font-weight-asian="bold" style:font-weight-complex="bold"/>
    </style:style>
    <style:style style:name="P4" style:family="paragraph" style:parent-style-name="Standard">
      <style:text-properties fo:color="#81d41a" loext:opacity="100%" style:font-name="arial" fo:font-weight="bold" officeooo:rsid="0009c72d" officeooo:paragraph-rsid="0009c72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NCTIONNEMENT CAISSE vs BDD</text:p>
      <text:p text:style-name="P1"/>
      <text:p text:style-name="P1"/>
      <text:p text:style-name="P1">LA VENDEUSE se connecte :</text:p>
      <text:p text:style-name="P1">- Le site web reçoit ces informations et effectue une requête vers la base de données pour vérifier si un enregistrement correspondant existe dans la table "VENDEUR" avec le login fourni.</text:p>
      <text:p text:style-name="P1"/>
      <text:p text:style-name="P3">SELECT id_vendeur, nom FROM VENDEUR WHERE login = 'login_saisi' AND mot_de_passe = 'mot_de_passe_saisi';</text:p>
      <text:p text:style-name="P1"/>
      <text:p text:style-name="P4">JS</text:p>
      <text:p text:style-name="P4">const express = require('express');</text:p>
      <text:p text:style-name="P4">const bodyParser = require('body-parser');</text:p>
      <text:p text:style-name="P4">const mysql = require('mysql');</text:p>
      <text:p text:style-name="P4"/>
      <text:p text:style-name="P4">const app = express();</text:p>
      <text:p text:style-name="P4">const port = 3000;</text:p>
      <text:p text:style-name="P4"/>
      <text:p text:style-name="P4">// Middleware pour traiter les données du formulaire</text:p>
      <text:p text:style-name="P4">app.use(bodyParser.urlencoded({ extended: true }));</text:p>
      <text:p text:style-name="P4"/>
      <text:p text:style-name="P4">// Connexion à la base de données</text:p>
      <text:p text:style-name="P4">const connection = mysql.createConnection({</text:p>
      <text:p text:style-name="P4"><text:s text:c="2"/>host: 'localhost',</text:p>
      <text:p text:style-name="P4"><text:s text:c="2"/>user: 'root',</text:p>
      <text:p text:style-name="P4"><text:s text:c="2"/>password: 'mot_de_passe',</text:p>
      <text:p text:style-name="P4"><text:s text:c="2"/>database: 'boulange-bdd'</text:p>
      <text:p text:style-name="P4">});</text:p>
      <text:p text:style-name="P4"/>
      <text:p text:style-name="P4">connection.connect(err =&gt; {</text:p>
      <text:p text:style-name="P4"><text:s text:c="2"/>if (err) {</text:p>
      <text:p text:style-name="P4"><text:s text:c="4"/>console.error('Erreur de connexion à la base de données : ', err);</text:p>
      <text:p text:style-name="P4"><text:s text:c="2"/>} else {</text:p>
      <text:p text:style-name="P4"><text:s text:c="4"/>console.log('Connecté à la base de données');</text:p>
      <text:p text:style-name="P4"><text:s text:c="2"/>}</text:p>
      <text:p text:style-name="P4">});</text:p>
      <text:p text:style-name="P4"/>
      <text:p text:style-name="P4">// Route pour l'authentification</text:p>
      <text:p text:style-name="P4">app.post('/login', (req, res) =&gt; {</text:p>
      <text:p text:style-name="P4"><text:s text:c="2"/>const { login, mot_de_passe } = req.body;</text:p>
      <text:p text:style-name="P4"/>
      <text:p text:style-name="P4"><text:s text:c="2"/>// Vérification dans la base de données</text:p>
      <text:p text:style-name="P4"><text:s text:c="2"/>const query = `SELECT id_vendeur, nom FROM VENDEUR WHERE login = ? AND mot_de_passe = ?`;</text:p>
      <text:p text:style-name="P4"/>
      <text:p text:style-name="P4"><text:s text:c="2"/>connection.query(query, [login, mot_de_passe], (err, results) =&gt; {</text:p>
      <text:p text:style-name="P4"><text:s text:c="4"/>if (err) {</text:p>
      <text:p text:style-name="P4"><text:s text:c="6"/>console.error('Erreur de requête : ', err);</text:p>
      <text:p text:style-name="P4"><text:s text:c="6"/>res.status(500).send('Erreur de serveur');</text:p>
      <text:p text:style-name="P4"><text:s text:c="6"/>return;</text:p>
      <text:p text:style-name="P4"><text:soft-page-break/><text:s text:c="4"/>}</text:p>
      <text:p text:style-name="P4"/>
      <text:p text:style-name="P4"><text:s text:c="4"/>if (results.length &gt; 0) {</text:p>
      <text:p text:style-name="P4"><text:s text:c="6"/>// Authentification réussie</text:p>
      <text:p text:style-name="P4"><text:s text:c="6"/>const vendeur = results[0];</text:p>
      <text:p text:style-name="P4"><text:s text:c="6"/>res.send(`Bienvenue, ${vendeur.nom} (ID: ${vendeur.id_vendeur})`);</text:p>
      <text:p text:style-name="P4"><text:s text:c="4"/>} else {</text:p>
      <text:p text:style-name="P4"><text:s text:c="6"/>// Identifiants incorrects</text:p>
      <text:p text:style-name="P4"><text:s text:c="6"/>res.status(401).send('Identifiants incorrects');</text:p>
      <text:p text:style-name="P4"><text:s text:c="4"/>}</text:p>
      <text:p text:style-name="P4"><text:s text:c="2"/>});</text:p>
      <text:p text:style-name="P4">});</text:p>
      <text:p text:style-name="P4"/>
      <text:p text:style-name="P4">// Écoute du serveur sur le port spécifié</text:p>
      <text:p text:style-name="P4">app.listen(port, () =&gt; {</text:p>
      <text:p text:style-name="P4"><text:s text:c="2"/>console.log(`Serveur en cours d'exécution sur le port ${port}`);</text:p>
      <text:p text:style-name="P4">});</text:p>
      <text:p text:style-name="P1"/>
      <text:p text:style-name="P1">- Si une correspondance est trouvée, le site vérifie que le mot de passe correspondant est correct.</text:p>
      <text:p text:style-name="P1">- Si l'authentification réussit, la vendeuse est connectée au système. Le site peut stocker des informations de session pour identifier la vendeuse lors des futures transa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6:27:31.717881341</meta:creation-date>
    <dc:date>2023-12-17T17:22:45.014649724</dc:date>
    <meta:editing-duration>PT55M13S</meta:editing-duration>
    <meta:editing-cycles>1</meta:editing-cycles>
    <meta:document-statistic meta:table-count="0" meta:image-count="0" meta:object-count="0" meta:page-count="2" meta:paragraph-count="53" meta:word-count="285" meta:character-count="2065" meta:non-whitespace-character-count="1731"/>
    <meta:generator>LibreOffice/7.6.4.1$Linux_X86_64 LibreOffice_project/60$Build-1</meta:generator>
  </office:meta>
</office:document-meta>
</file>